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6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10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20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21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22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23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27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31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32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33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38" style:parent-style-name="Normal" style:list-style-name="LFO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39" style:parent-style-name="Normal" style:list-style-name="LFO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51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52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5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62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65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T66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T68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77" style:parent-style-name="Normal" style:list-style-name="LFO4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78" style:parent-style-name="Normal" style:list-style-name="LFO4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79" style:parent-style-name="Normal" style:list-style-name="LFO4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80" style:parent-style-name="Normal" style:list-style-name="LFO4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81" style:parent-style-name="Normal" style:family="paragraph">
      <style:paragraph-properties fo:margin-bottom="0in" fo:line-height="100%" fo:margin-left="0.5in">
        <style:tab-stops/>
      </style:paragraph-properties>
    </style:style>
    <style:style style:name="T82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83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84" style:parent-style-name="Normal" style:list-style-name="LFO6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85" style:parent-style-name="Normal" style:list-style-name="LFO7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91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2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3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4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5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6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7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8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99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00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01" style:parent-style-name="Normal" style:list-style-name="LFO8" style:family="paragraph">
      <style:paragraph-properties style:vertical-align="baseline" fo:margin-bottom="0in" fo:line-height="100%"/>
    </style:style>
    <style:style style:name="T102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103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T104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105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06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07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08" style:parent-style-name="Normal" style:list-style-name="LFO8" style:family="paragraph">
      <style:paragraph-properties style:vertical-align="baseline" fo:margin-bottom="0in" fo:line-height="100%"/>
    </style:style>
    <style:style style:name="T109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110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P111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12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DE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2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38761D" fo:font-size="12pt" style:font-size-asian="12pt" style:font-size-complex="12pt" style:language-asian="en" style:country-asian="DE"/>
    </style:style>
    <style:style style:name="T13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38761D" fo:font-size="12pt" style:font-size-asian="12pt" style:font-size-complex="12pt" style:language-asian="en" style:country-asian="DE"/>
    </style:style>
    <style:style style:name="T13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38761D" fo:font-size="12pt" style:font-size-asian="12pt" style:font-size-complex="12pt" style:language-asian="en" style:country-asian="DE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38761D" fo:font-size="12pt" style:font-size-asian="12pt" style:font-size-complex="12pt" style:language-asian="en" style:country-asian="DE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70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T17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7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85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T1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T1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T192" style:parent-style-name="DefaultParagraphFont" style:family="text">
      <style:text-properties style:font-name="Times New Roman" style:font-name-asian="Times New Roman" style:font-name-complex="Times New Roman" fo:color="#38761D" fo:font-size="12pt" style:font-size-asian="12pt" style:font-size-complex="12pt" style:language-asian="en" style:country-asian="DE"/>
    </style:style>
    <style:style style:name="T19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205" style:parent-style-name="Normal" style:family="paragraph">
      <style:paragraph-properties fo:margin-bottom="0in" fo:line-height="100%"/>
    </style:style>
    <style:style style:name="T2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207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08" style:parent-style-name="Normal" style:family="paragraph">
      <style:paragraph-properties fo:margin-bottom="0in" fo:line-height="100%"/>
    </style:style>
    <style:style style:name="T2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DE"/>
    </style:style>
    <style:style style:name="P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T22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T22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T2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28" style:parent-style-name="Normal" style:family="paragraph">
      <style:paragraph-properties fo:margin-bottom="0in" fo:line-height="100%"/>
    </style:style>
    <style:style style:name="T2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30" style:parent-style-name="Normal" style:family="paragraph">
      <style:paragraph-properties fo:margin-bottom="0in" fo:line-height="100%"/>
    </style:style>
    <style:style style:name="T2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45" style:parent-style-name="Normal" style:family="paragraph">
      <style:paragraph-properties fo:margin-bottom="0in" fo:line-height="100%"/>
    </style:style>
    <style:style style:name="T24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="Arial" style:font-name-asian="Times New Roman" style:font-name-complex="Arial" fo:color="#000000" fo:background-color="#FFFFFF" style:language-asian="en" style:country-asian="DE"/>
    </style:style>
    <style:style style:name="P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57" style:parent-style-name="Normal" style:family="paragraph">
      <style:paragraph-properties fo:margin-bottom="0in" fo:line-height="100%"/>
    </style:style>
    <style:style style:name="T2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DE"/>
    </style:style>
    <style:style style:name="P285" style:parent-style-name="Normal" style:family="paragraph">
      <style:text-properties fo:language="en" fo:country="US"/>
    </style:style>
    <style:style style:name="T286" style:parent-style-name="Hyperlink" style:family="text">
      <style:text-properties style:font-name="Roboto" fo:color="#1967D2" fo:font-size="10pt" style:font-size-asian="10pt" style:font-size-complex="10pt" fo:background-color="#FFFFFF"/>
    </style:style>
  </office:automatic-styles>
  <office:body>
    <office:text text:use-soft-page-breaks="true">
      <text:p text:style-name="P1"><text:span text:style-name="T2">IDE - Pycharm, VSCode(development), Jupyter(for data science)</text:span></text:p>
      <text:p text:style-name="P3"/>
      <text:p text:style-name="P4"><text:span text:style-name="T5">Download link -<text:s/></text:span><text:a xlink:href="https://www.jetbrains.com/pycharm/download/#section=mac" office:target-frame-name="_top" xlink:show="replace"><text:span text:style-name="T6">https://www.jetbrains.com/pycharm/download/#section=mac</text:span></text:a></text:p>
      <text:p text:style-name="P7"/>
      <text:p text:style-name="P8"><text:span text:style-name="T9">Core documentation -<text:s/></text:span><text:a xlink:href="https://realpython.com/documenting-python-code/" office:target-frame-name="_top" xlink:show="replace"><text:span text:style-name="T10">https://realpython.com/documenting-python-code/</text:span></text:a></text:p>
      <text:p text:style-name="P11"/>
      <text:p text:style-name="P12"><text:span text:style-name="T13">Python main site : https://www.python.org</text:span></text:p>
      <text:p text:style-name="P14"/>
      <text:p text:style-name="P15"><text:span text:style-name="T16">Class 1:</text:span></text:p>
      <text:p text:style-name="P17"/>
      <text:p text:style-name="P18"><text:span text:style-name="T19">* Data types:</text:span></text:p>
      <text:list text:style-name="LFO1" text:continue-numbering="true">
        <text:list-item>
          <text:p text:style-name="P20">Strings</text:p>
        </text:list-item>
        <text:list-item>
          <text:p text:style-name="P21">Integer</text:p>
        </text:list-item>
        <text:list-item>
          <text:p text:style-name="P22">Floart</text:p>
        </text:list-item>
        <text:list-item>
          <text:p text:style-name="P23">Boolean</text:p>
        </text:list-item>
      </text:list>
      <text:p text:style-name="P24"/>
      <text:p text:style-name="P25"><text:span text:style-name="T26">*Operation</text:span><text:span text:style-name="T27"><text:line-break/>*Cumputation</text:span></text:p>
      <text:p text:style-name="P28"/>
      <text:p text:style-name="P29"><text:span text:style-name="T30">Print:</text:span></text:p>
      <text:list text:style-name="LFO2" text:continue-numbering="true">
        <text:list-item>
          <text:p text:style-name="P31">By seperating different data types using comma</text:p>
        </text:list-item>
        <text:list-item>
          <text:p text:style-name="P32">F string</text:p>
        </text:list-item>
        <text:list-item>
          <text:p text:style-name="P33">.format()</text:p>
        </text:list-item>
      </text:list>
      <text:p text:style-name="P34"/>
      <text:p text:style-name="P35"><text:span text:style-name="T36">Class 2:</text:span></text:p>
      <text:p text:style-name="P37"><text:line-break/></text:p>
      <text:list text:style-name="LFO3" text:continue-numbering="true">
        <text:list-item>
          <text:p text:style-name="P38">Boolean</text:p>
        </text:list-item>
        <text:list-item>
          <text:p text:style-name="P39">Variable</text:p>
        </text:list-item>
      </text:list>
      <text:p text:style-name="P40"/>
      <text:p text:style-name="P41"><text:span text:style-name="T42">Task: to create a calculator</text:span></text:p>
      <text:p text:style-name="P43"/>
      <text:p text:style-name="P44"><text:span text:style-name="T45">Class 3:</text:span></text:p>
      <text:p text:style-name="P46"/>
      <text:p text:style-name="P47"><text:span text:style-name="T48">Conditional : </text:span></text:p>
      <text:p text:style-name="P49"><text:span text:style-name="T50"><text:tab/>If, elif, else</text:span><text:span text:style-name="T51"><text:line-break/></text:span><text:span text:style-name="T52"><text:line-break/></text:span></text:p>
      <text:p text:style-name="P53"><text:span text:style-name="T54"><text:line-break/></text:span><text:span text:style-name="T55">Class 4:</text:span></text:p>
      <text:p text:style-name="P56"/>
      <text:p text:style-name="P57"><text:span text:style-name="T58">Git - Version Controlling System (VCS) / Source controlling system</text:span></text:p>
      <text:p text:style-name="P59"/>
      <text:p text:style-name="P60"><text:span text:style-name="T61">CVCS vs DVCS -<text:s/></text:span><text:a xlink:href="https://www.geeksforgeeks.org/centralized-vs-distributed-version-control-which-one-should-we-choose/" office:target-frame-name="_top" xlink:show="replace"><text:span text:style-name="T62">https://www.geeksforgeeks.org/centralized-vs-distributed-version-control-which-one-should-we-choose/</text:span></text:a></text:p>
      <text:p text:style-name="P63"><text:span text:style-name="T64">Git download link -<text:s/></text:span><text:a xlink:href="https://git-scm.com/" office:target-frame-name="_top" xlink:show="replace"><text:span text:style-name="T65">https://git-scm.com/</text:span></text:a><text:span text:style-name="T66"><text:s/>(install with<text:s/></text:span><text:span text:style-name="T67">git-bash</text:span><text:span text:style-name="T68">)</text:span></text:p>
      <text:p text:style-name="P69"/>
      <text:p text:style-name="P70"><text:span text:style-name="T71">Repository - </text:span></text:p>
      <text:p text:style-name="P72"/>
      <text:p text:style-name="P73"><text:span text:style-name="T74">Git &amp; Github : git bash</text:span></text:p>
      <text:p text:style-name="P75"><text:span text:style-name="T76">      command:</text:span></text:p>
      <text:list text:style-name="LFO4" text:continue-numbering="true">
        <text:list-item>
          <text:p text:style-name="P77">pwd = to check current directory </text:p>
        </text:list-item>
        <text:list-item>
          <text:p text:style-name="P78">ls = to check which file are there in the folder</text:p>
        </text:list-item>
        <text:list-item>
          <text:p text:style-name="P79">cd~= to check base directory </text:p>
        </text:list-item>
        <text:list-item>
          <text:p text:style-name="P80">cd (directory/folder name) = onward/ move into this mentioned folder. For example</text:p>
        </text:list-item>
      </text:list>
      <text:p text:style-name="P81"><text:span text:style-name="T82">cd e/pythonclass = move into  pythonclass</text:span></text:p>
      <text:list text:style-name="LFO5" text:continue-numbering="true">
        <text:list-item>
          <text:p text:style-name="P83">cd .. = backward from the current folder</text:p>
        </text:list-item>
      </text:list>
      <text:list text:style-name="LFO6" text:continue-numbering="true">
        <text:list-item>
          <text:p text:style-name="P84">mkdir = to open new file </text:p>
        </text:list-item>
      </text:list>
      <text:list text:style-name="LFO7" text:continue-numbering="true">
        <text:list-item>
          <text:p text:style-name="P85">clear = to clean git bash page</text:p>
        </text:list-item>
      </text:list>
      <text:p text:style-name="P86"/>
      <text:p text:style-name="P87"><text:span text:style-name="T88">Class 5 &amp; 6 &amp; 7:</text:span></text:p>
      <text:p text:style-name="P89"><text:span text:style-name="T90">Git commands:</text:span></text:p>
      <text:list text:style-name="LFO8" text:continue-numbering="true">
        <text:list-item>
          <text:p text:style-name="P91"> Git config –global user.name “Shikhar”</text:p>
        </text:list-item>
        <text:list-item>
          <text:p text:style-name="P92">Git config –global user.email shikharali13@gmail.com </text:p>
        </text:list-item>
        <text:list-item>
          <text:p text:style-name="P93">Git status</text:p>
        </text:list-item>
        <text:list-item>
          <text:p text:style-name="P94">Git init</text:p>
        </text:list-item>
        <text:list-item>
          <text:p text:style-name="P95">Git add gittest.txt</text:p>
        </text:list-item>
        <text:list-item>
          <text:p text:style-name="P96">Git add .</text:p>
        </text:list-item>
        <text:list-item>
          <text:p text:style-name="P97">Git commit </text:p>
        </text:list-item>
        <text:list-item>
          <text:p text:style-name="P98">Git commit -m “”</text:p>
        </text:list-item>
        <text:list-item>
          <text:p text:style-name="P99">Git log</text:p>
        </text:list-item>
        <text:list-item>
          <text:p text:style-name="P100">Git log –oneline</text:p>
        </text:list-item>
        <text:list-item>
          <text:p text:style-name="P101"><text:span text:style-name="T102">Git remote add origin<text:s/></text:span><text:a xlink:href="mailto:git@github.com" office:target-frame-name="_top" xlink:show="replace"><text:span text:style-name="T103">git@github.com</text:span></text:a><text:span text:style-name="T104">:thisIsShikhar/PythonClass.git</text:span></text:p>
        </text:list-item>
        <text:list-item>
          <text:p text:style-name="P105">Git remote -v</text:p>
        </text:list-item>
        <text:list-item>
          <text:p text:style-name="P106">Git push</text:p>
        </text:list-item>
        <text:list-item>
          <text:p text:style-name="P107">Git pull</text:p>
        </text:list-item>
        <text:list-item>
          <text:p text:style-name="P108"><text:span text:style-name="T109">Git clone<text:s/></text:span><text:a xlink:href="https://github.com/thisIsShikhar/PythonClass.git" office:target-frame-name="_top" xlink:show="replace"><text:span text:style-name="T110">https://github.com/thisIsShikhar/PythonClass.git</text:span></text:a></text:p>
        </text:list-item>
        <text:list-item>
          <text:p text:style-name="P111">Git checkout -b test (for new branch)</text:p>
        </text:list-item>
        <text:list-item>
          <text:p text:style-name="P112">Git checkout test (for changing branch)</text:p>
        </text:list-item>
      </text:list>
      <text:p text:style-name="P113"/>
      <text:p text:style-name="P114"><text:span text:style-name="T115">Class 8 &amp; 9 &amp; 10:</text:span></text:p>
      <text:p text:style-name="P116"><text:span text:style-name="T117">      </text:span><text:span text:style-name="T118">Nested Condition &amp; Nested Condition2 &amp; Nested Condition3.</text:span></text:p>
      <text:p text:style-name="P119"/>
      <text:p text:style-name="P120"><text:span text:style-name="T121">Class 11(05.01) &amp; 12(06.01) &amp; 13(09.01) &amp; 14 (11.01):</text:span></text:p>
      <text:p text:style-name="P122"><text:span text:style-name="T123"><text:tab/>For loop1 (str), &amp; for loop2(range), &amp; for loop Game , &amp; for loop Game + ex2 .</text:span></text:p>
      <text:p text:style-name="P124"><text:span text:style-name="T125">Class 15 (15.01):</text:span></text:p>
      <text:p text:style-name="P126"><text:span text:style-name="T127"><text:tab/>While loop + problem</text:span></text:p>
      <text:p text:style-name="P128"><text:line-break/></text:p>
      <text:p text:style-name="P129"><text:span text:style-name="T130">Practice Problems:</text:span></text:p>
      <text:p text:style-name="P131"/>
      <text:p text:style-name="P132"><text:span text:style-name="T133">1.</text:span><text:span text:style-name="T134"><text:s/>Write a Python program to find those numbers which are divisible by 7 and multiple of 5, between 1500 and 2700 (both included).</text:span></text:p>
      <text:p text:style-name="P135"><text:span text:style-name="T136">2.<text:s/></text:span><text:span text:style-name="T137">Write a Python program to convert temperatures to and from celsius and Fahrenheit.</text:span></text:p>
      <text:p text:style-name="P138"><text:span text:style-name="T139">3. Write a Python program to construct the following pattern, using a nested for loop:</text:span></text:p>
      <text:p text:style-name="P140"><text:span text:style-name="T141">* </text:span></text:p>
      <text:p text:style-name="P142"><text:span text:style-name="T143">* * </text:span></text:p>
      <text:p text:style-name="P144"><text:span text:style-name="T145">* * * </text:span></text:p>
      <text:p text:style-name="P146"><text:span text:style-name="T147">* * * * </text:span></text:p>
      <text:p text:style-name="P148"><text:span text:style-name="T149">* * * * * </text:span></text:p>
      <text:p text:style-name="P150"><text:span text:style-name="T151">* * * * </text:span></text:p>
      <text:p text:style-name="P152"><text:span text:style-name="T153">* * * </text:span></text:p>
      <text:p text:style-name="P154"><text:span text:style-name="T155">* * </text:span></text:p>
      <text:p text:style-name="P156"><text:span text:style-name="T157">*</text:span></text:p>
      <text:soft-page-break/>
      <text:p text:style-name="P158"><text:span text:style-name="T159">4.<text:s/></text:span><text:span text:style-name="T160">Write a Python program to count the number of even and odd numbers from a series of numbers.</text:span></text:p>
      <text:p text:style-name="P161"><text:span text:style-name="T162">5.<text:s/></text:span><text:span text:style-name="T163">Write a Python program that prints all the numbers from 0 to 6 except 3 and 6.</text:span></text:p>
      <text:p text:style-name="P164"><text:span text:style-name="T165">Note: Use the 'continue' statement.</text:span></text:p>
      <text:p text:style-name="P166"><text:span text:style-name="T167">Expected Output : 0 1 2 4 5</text:span></text:p>
      <text:p text:style-name="P168"><text:span text:style-name="T169">6. Write a Python program to get the Fibonacci series between 0 to 50</text:span></text:p>
      <text:p text:style-name="P170"/>
      <text:p text:style-name="P171"><text:span text:style-name="T172">Programming language level:<text:s/></text:span><text:span text:style-name="T173">https://bournetocode.com/projects/GCSE_Computing_Fundamentals/pages/3-2-9-class_prog_langs.html</text:span></text:p>
      <text:p text:style-name="P174"/>
      <text:p text:style-name="P175"><text:span text:style-name="T176">Class 16 (17.01) &amp; 17 (20.01):</text:span></text:p>
      <text:p text:style-name="P177"><text:span text:style-name="T178"><text:tab/>While loop; &amp; problems solving;</text:span></text:p>
      <text:p text:style-name="P179"/>
      <text:p text:style-name="P180"><text:span text:style-name="T181">Class 18 (22.01) &amp; class 19 (25.01) &amp; class 20 (27.01):</text:span></text:p>
      <text:p text:style-name="P182"/>
      <text:p text:style-name="P183"><text:span text:style-name="T184">Data structures: list1 &amp; list2 &amp; list3</text:span></text:p>
      <text:p text:style-name="P185"><text:line-break/><text:line-break/></text:p>
      <text:p text:style-name="P186"><text:span text:style-name="T187">Practice Problems:</text:span><text:span text:style-name="T188"><text:line-break/></text:span><text:span text:style-name="T189"><text:line-break/></text:span></text:p>
      <text:p text:style-name="P190"><text:span text:style-name="T191">7</text:span><text:span text:style-name="T192">.</text:span><text:span text:style-name="T193"><text:s/>Check if a given number is an Armstrong number or not.</text:span></text:p>
      <text:p text:style-name="P194"><text:span text:style-name="T195">8. Check if a given string is a palindrome.</text:span></text:p>
      <text:p text:style-name="P196"><text:span text:style-name="T197">9. Count the number of vowels and consonants in a given string.</text:span></text:p>
      <text:p text:style-name="P198"><text:span text:style-name="T199">10. Print the factorial of a given number.</text:span></text:p>
      <text:p text:style-name="P200"><text:span text:style-name="T201">11. Print all prime numbers from 1 to 100.</text:span></text:p>
      <text:p text:style-name="P202"/>
      <text:p text:style-name="P203"><text:span text:style-name="T204">Class 21 (30.01) and 22 (31.01):</text:span></text:p>
      <text:p text:style-name="P205"><text:span text:style-name="T206"><text:tab/>Problems solving</text:span></text:p>
      <text:p text:style-name="P207"/>
      <text:p text:style-name="P208"><text:span text:style-name="T209">Practice Problems:</text:span></text:p>
      <text:p text:style-name="P210"/>
      <text:p text:style-name="P211"><text:span text:style-name="T212">12. Write a Python program to print the following string in a specific format (see the output). </text:span></text:p>
      <text:p text:style-name="P213"><text:span text:style-name="T214">Sample String: "Twinkle, twinkle, little star, How I wonder what you are! Up above the world so high, Like a diamond in the sky. Twinkle, twinkle, little star, How I wonder what you are" Output:</text:span></text:p>
      <text:p text:style-name="P215"/>
      <text:p text:style-name="P216"><text:span text:style-name="T217">Twinkle, twinkle, little star,</text:span></text:p>
      <text:p text:style-name="P218"><text:span text:style-name="T219"><text:tab/>How I wonder what you are! </text:span></text:p>
      <text:p text:style-name="P220"><text:span text:style-name="T221"><text:tab/></text:span><text:span text:style-name="T222"><text:tab/>Up above the world so high,  <text:s/></text:span><text:span text:style-name="T223"><text:tab/></text:span><text:span text:style-name="T224"><text:tab/></text:span></text:p>
      <text:p text:style-name="P225"><text:span text:style-name="T226"><text:tab/></text:span><text:span text:style-name="T227"><text:tab/>Like a diamond in the sky. </text:span></text:p>
      <text:p text:style-name="P228"><text:span text:style-name="T229">Twinkle, twinkle, little star, </text:span></text:p>
      <text:p text:style-name="P230"><text:span text:style-name="T231"><text:tab/>How I wonder what you are</text:span></text:p>
      <text:p text:style-name="P232"/>
      <text:soft-page-break/>
      <text:p text:style-name="P233"><text:span text:style-name="T234">13. Write a Python program that calculates the area of a circle based on the radius entered by the user. </text:span></text:p>
      <text:p text:style-name="P235"><text:span text:style-name="T236">Sample Output:</text:span></text:p>
      <text:p text:style-name="P237"><text:span text:style-name="T238">r = 1.1</text:span></text:p>
      <text:p text:style-name="P239"><text:span text:style-name="T240">Area = 3.8013271108436504</text:span></text:p>
      <text:p text:style-name="P241"/>
      <text:p text:style-name="P242"><text:span text:style-name="T243">14. Write a Python program that accepts the user's first and last name and prints them in reverse order with a space between them.</text:span></text:p>
      <text:p text:style-name="P244"/>
      <text:p text:style-name="P245"><text:span text:style-name="T246">15. Write a Python program that accepts an integer (n) and computes the value of n+nn+nnn. </text:span></text:p>
      <text:p text:style-name="P247"><text:span text:style-name="T248">The sample value of n is 5</text:span></text:p>
      <text:p text:style-name="P249"><text:span text:style-name="T250">Expected Result: 615</text:span></text:p>
      <text:p text:style-name="P251"/>
      <text:p text:style-name="P252"><text:span text:style-name="T253">16. Write a Python program to convert the distance (in feet) to inches, yards, and miles.</text:span></text:p>
      <text:p text:style-name="P254"/>
      <text:p text:style-name="P255"><text:span text:style-name="T256">17. Write a Python program to calculate the number of days between two dates.</text:span></text:p>
      <text:p text:style-name="P257"><text:span text:style-name="T258">Sample dates : (2014, 7, 2), (2014, 7, 11)</text:span></text:p>
      <text:p text:style-name="P259"><text:span text:style-name="T260">Expected output: 9 days</text:span></text:p>
      <text:p text:style-name="P261"/>
      <text:p text:style-name="P262"><text:span text:style-name="T263">18. Write a Python program to print all even numbers from a given list of numbers in the same order and stop printing any after 237 in the sequence. </text:span></text:p>
      <text:p text:style-name="P264"><text:span text:style-name="T265">Sample numbers list :</text:span></text:p>
      <text:p text:style-name="P266"><text:span text:style-name="T267">numbers = [    </text:span></text:p>
      <text:p text:style-name="P268"><text:span text:style-name="T269">    386, 462, 47, 418, 907, 344, 236, 375, 823, 566, 597, 978, 328, 615, 953, 345, </text:span></text:p>
      <text:p text:style-name="P270"><text:span text:style-name="T271">    399, 162, 758, 219, 918, 237, 412, 566, 826, 248, 866, 950, 626, 949, 687, 217, </text:span></text:p>
      <text:p text:style-name="P272"><text:span text:style-name="T273">    815, 67, 104, 58, 512, 24, 892, 894, 767, 553, 81, 379, 843, 831, 445, 742, 717, </text:span></text:p>
      <text:p text:style-name="P274"><text:span text:style-name="T275">    958,743, 527</text:span></text:p>
      <text:p text:style-name="P276"><text:span text:style-name="T277">    ]</text:span></text:p>
      <text:p text:style-name="P278"/>
      <text:p text:style-name="P279"><text:span text:style-name="T280">19. Write a Python program to compute the future value of a specified principal amount, rate of interest, and the number of years. </text:span></text:p>
      <text:p text:style-name="P281"><text:span text:style-name="T282">Test Data : amt = 10000, int = 3.5, years = 7</text:span></text:p>
      <text:p text:style-name="P283"><text:span text:style-name="T284">Expected Output: 12722.79</text:span></text:p>
      <text:p text:style-name="Normal"/>
      <text:p text:style-name="P285">Dictionary:</text:p>
      <text:p text:style-name="Normal"><text:a xlink:href="https://www.geeksforgeeks.org/regular-dictionary-vs-ordered-dictionary-in-python/" office:target-frame-name="_blank" xlink:show="new"><text:span text:style-name="T286">https://www.geeksforgeeks.org/regular-dictionary-vs-ordered-dictionary-in-python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bila  Nawshin</meta:initial-creator>
    <dc:creator>Nabila  Nawshin</dc:creator>
    <meta:creation-date>2023-02-12T15:53:00Z</meta:creation-date>
    <dc:date>2023-02-12T16:55:00Z</dc:date>
    <meta:template xlink:href="Normal.dotm" xlink:type="simple"/>
    <meta:editing-cycles>1</meta:editing-cycles>
    <meta:editing-duration>PT3720S</meta:editing-duration>
    <meta:document-statistic meta:page-count="4" meta:paragraph-count="11" meta:word-count="840" meta:character-count="5619" meta:row-count="39" meta:non-whitespace-character-count="4790"/>
  </office:meta>
</office:document-meta>
</file>